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dec10" officeooo:paragraph-rsid="001dec10" style:font-weight-asian="bold" style:font-weight-complex="bold"/>
    </style:style>
    <style:style style:name="P2" style:family="paragraph" style:parent-style-name="Standard">
      <style:text-properties fo:font-weight="bold" officeooo:rsid="001f7319" officeooo:paragraph-rsid="001f7319" style:font-weight-asian="bold" style:font-weight-complex="bold"/>
    </style:style>
    <style:style style:name="P3" style:family="paragraph" style:parent-style-name="Standard">
      <style:text-properties fo:font-weight="bold" officeooo:rsid="00204e25" officeooo:paragraph-rsid="00204e25" style:font-weight-asian="bold" style:font-weight-complex="bold"/>
    </style:style>
    <style:style style:name="P4" style:family="paragraph" style:parent-style-name="Standard">
      <style:text-properties fo:font-weight="bold" officeooo:rsid="0021cbd1" officeooo:paragraph-rsid="0021cbd1" style:font-weight-asian="bold" style:font-weight-complex="bold"/>
    </style:style>
    <style:style style:name="P5" style:family="paragraph" style:parent-style-name="Standard">
      <style:text-properties fo:font-weight="normal" officeooo:rsid="001dec10" officeooo:paragraph-rsid="001dec10" style:font-weight-asian="normal" style:font-weight-complex="normal"/>
    </style:style>
    <style:style style:name="P6" style:family="paragraph" style:parent-style-name="Standard">
      <style:text-properties fo:font-weight="normal" officeooo:rsid="0021cbd1" officeooo:paragraph-rsid="0021cbd1" style:font-weight-asian="normal" style:font-weight-complex="normal"/>
    </style:style>
    <style:style style:name="P7" style:family="paragraph" style:parent-style-name="Standard">
      <style:text-properties fo:font-weight="normal" officeooo:rsid="0022dc64" officeooo:paragraph-rsid="0022dc64" style:font-weight-asian="normal" style:font-weight-complex="normal"/>
    </style:style>
    <style:style style:name="P8" style:family="paragraph" style:parent-style-name="Standard">
      <style:text-properties fo:font-weight="normal" officeooo:rsid="0022f620" officeooo:paragraph-rsid="0022f620" style:font-weight-asian="normal" style:font-weight-complex="normal"/>
    </style:style>
    <style:style style:name="P9" style:family="paragraph" style:parent-style-name="Standard">
      <style:text-properties fo:font-weight="normal" officeooo:rsid="0022ff17" officeooo:paragraph-rsid="0022ff17" style:font-weight-asian="normal" style:font-weight-complex="normal"/>
    </style:style>
    <style:style style:name="P10" style:family="paragraph" style:parent-style-name="Standard">
      <style:text-properties fo:font-size="14pt" fo:font-weight="bold" officeooo:rsid="0025bf26" officeooo:paragraph-rsid="0025bf26" style:font-size-asian="14pt" style:font-weight-asian="bold" style:font-size-complex="14pt" style:font-weight-complex="bold"/>
    </style:style>
    <style:style style:name="P11" style:family="paragraph" style:parent-style-name="Standard">
      <style:text-properties fo:font-size="14pt" fo:font-weight="bold" officeooo:rsid="002618c5" officeooo:paragraph-rsid="002618c5" style:font-size-asian="14pt" style:font-weight-asian="bold" style:font-size-complex="14pt" style:font-weight-complex="bold"/>
    </style:style>
    <style:style style:name="P12" style:family="paragraph" style:parent-style-name="Standard">
      <style:text-properties fo:font-size="14pt" fo:font-weight="bold" officeooo:rsid="0026b997" officeooo:paragraph-rsid="0026b997" style:font-size-asian="14pt" style:font-weight-asian="bold" style:font-size-complex="14pt" style:font-weight-complex="bold"/>
    </style:style>
    <style:style style:name="P13" style:family="paragraph" style:parent-style-name="Standard">
      <style:text-properties fo:font-size="14pt" fo:font-weight="normal" officeooo:rsid="002618c5" officeooo:paragraph-rsid="002618c5" style:font-size-asian="14pt" style:font-weight-asian="normal" style:font-size-complex="14pt" style:font-weight-complex="normal"/>
    </style:style>
    <style:style style:name="P14" style:family="paragraph" style:parent-style-name="Standard">
      <style:text-properties fo:font-size="14pt" fo:font-weight="normal" officeooo:rsid="0026b997" officeooo:paragraph-rsid="0026b997" style:font-size-asian="14pt" style:font-weight-asian="normal" style:font-size-complex="14pt" style:font-weight-complex="normal"/>
    </style:style>
    <style:style style:name="T1" style:family="text">
      <style:text-properties fo:background-color="#ff00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fference between scaling horizontally and vertically for databases</text:p>
      <text:p text:style-name="P1"/>
      <text:p text:style-name="P5">Horizontal scaling means that you scale by adding more machines into your pool of resources where Vertical scaling means that you scale by adding more power (CPU, RAM) to your existing machine.</text:p>
      <text:p text:style-name="P5"/>
      <text:p text:style-name="P5">In a database world horizontal-scaling is often based on partitioning of the data i.e. each node contains only part of the data , in vertical-scaling the data resides on a single node and scaling is done through multi-core i.e. spreading the load between the CPU and RAM resources of that machine.</text:p>
      <text:p text:style-name="P5"/>
      <text:p text:style-name="P5"/>
      <text:p text:style-name="P5"/>
      <text:p text:style-name="P5"/>
      <text:p text:style-name="P2">Difference between :</text:p>
      <text:p text:style-name="P2"><text:s text:c="5"/>2.a) NOSQL &amp; SQL.</text:p>
      <text:p text:style-name="P3"><text:a xlink:type="simple" xlink:href="http://www.thegeekstuff.com/2014/01/sql-vs-nosql-db/">http://www.thegeekstuff.com/2014/01/sql-vs-nosql-db/</text:a></text:p>
      <text:p text:style-name="P3"/>
      <text:p text:style-name="P3"/>
      <text:p text:style-name="P3"/>
      <text:p text:style-name="P4">Sql:</text:p>
      <text:p text:style-name="P4"/>
      <text:p text:style-name="P6">1.SQL databases are primarily called as Relational Databases (RDBMS); whereas NoSQL database <text:s text:c="4"/>are primarily called as non-relational or distributed database.</text:p>
      <text:p text:style-name="P7"/>
      <text:p text:style-name="P7">2.SQL databases are table based databases whereas NoSQL databases are document based, key-value pairs, graph databases or wide-column stores. This means that SQL databases represent data in form of tables which consists of n number of rows of data whereas<text:span text:style-name="T1"> NoSQL databases are the collection of key-value pair, documents, graph databases or wide-column stores </text:span>which do not have standard schema definitions which it needs to adhered to.</text:p>
      <text:p text:style-name="P2"><text:s text:c="3"/></text:p>
      <text:p text:style-name="P7">3.SQL databases have predefined schema whereas NoSQL databases have dynamic schema for unstructured data.</text:p>
      <text:p text:style-name="P7"/>
      <text:p text:style-name="P7">4.SQL databases are vertically scalable whereas the NoSQL databases are horizontally scalable.</text:p>
      <text:p text:style-name="P7"/>
      <text:p text:style-name="P8">5.For complex queries: SQL databases are good fit for the complex query intensive environment whereas NoSQL databases are not good fit for complex queries. </text:p>
      <text:p text:style-name="P8"/>
      <text:p text:style-name="P9">6.For properties: <text:span text:style-name="T1">SQL databases emphasizes on ACID properties ( Atomicity, Consistency, Isolation and Durability) whereas the NoSQL database follows the Brewers CAP theorem ( Consistency, Availability and Partition tolerance )</text:span></text:p>
      <text:p text:style-name="P9"/>
      <text:p text:style-name="P9"/>
      <text:p text:style-name="P9"/>
      <text:p text:style-name="P9"/>
      <text:p text:style-name="P9"/>
      <text:p text:style-name="P10">NoSQL databases can be classified on the basis of way of storing data as graph databases, key-value store databases, document store databases, column store database and XML databases.</text:p>
      <text:p text:style-name="P10"/>
      <text:p text:style-name="P11"><text:soft-page-break/>key-value store &amp; Document store.</text:p>
      <text:p text:style-name="P11"/>
      <text:p text:style-name="P11"/>
      <text:p text:style-name="P11">Key-Value:</text:p>
      <text:p text:style-name="P11"/>
      <text:p text:style-name="P13">A key-value store provides the simplest possible data model and is exactly what the name suggests: it's a storage system that stores values indexed by a key. You're limited to query by key and the values are opaque, the store doesn't know anything about them. This allows very fast read and write operations (a simple disk access)</text:p>
      <text:p text:style-name="P13"/>
      <text:p text:style-name="P13"/>
      <text:p text:style-name="P13"/>
      <text:p text:style-name="P13"/>
      <text:p text:style-name="P12">Document Store:</text:p>
      <text:p text:style-name="P14"/>
      <text:p text:style-name="P14">A document-oriented database extends the previous model and values are stored in a structured format (a document, hence the name) that the database can understand. For example, a document could be a blog post and the comments and the tags stored in a denormalized way. Since the data are transparent, the store can do more work (like indexing fields of the document) and you're not limited to query by k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31T14:08:19.872478622</meta:creation-date>
    <dc:date>2015-08-31T14:21:44.235176050</dc:date>
    <meta:editing-duration>PT12M22S</meta:editing-duration>
    <meta:editing-cycles>11</meta:editing-cycles>
    <meta:generator>LibreOffice/4.2.3.3$Linux_x86 LibreOffice_project/420m0$Build-3</meta:generator>
    <meta:document-statistic meta:table-count="0" meta:image-count="0" meta:object-count="0" meta:page-count="2" meta:paragraph-count="20" meta:word-count="430" meta:character-count="2810" meta:non-whitespace-character-count="2386"/>
  </office:meta>
</office:document-meta>
</file>